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3f9701" draw:textarea-horizontal-align="justify" draw:textarea-vertical-align="middle" draw:auto-grow-height="false" fo:min-height="4.907cm" fo:min-width="13.42cm"/>
    </style:style>
    <style:style style:name="gr2" style:family="graphic" style:parent-style-name="standard">
      <style:graphic-properties svg:stroke-color="#000000" svg:stroke-opacity="100%" draw:fill-color="#444444" draw:textarea-horizontal-align="justify" draw:textarea-vertical-align="middle" draw:auto-grow-height="false" fo:min-height="2.163cm" fo:min-width="2.04cm"/>
    </style:style>
    <style:style style:name="gr3" style:family="graphic" style:parent-style-name="standard">
      <style:graphic-properties svg:stroke-color="#000000" svg:stroke-opacity="100%" draw:fill-color="#dddddd" draw:textarea-horizontal-align="justify" draw:textarea-vertical-align="middle" draw:auto-grow-height="false" fo:min-height="0.766cm" fo:min-width="1.443cm"/>
    </style:style>
    <style:style style:name="gr4" style:family="graphic" style:parent-style-name="standard">
      <style:graphic-properties svg:stroke-color="#000000" svg:stroke-opacity="100%" draw:fill-color="#dddddd" draw:textarea-horizontal-align="justify" draw:textarea-vertical-align="middle" draw:auto-grow-height="false" fo:min-height="1.401cm" fo:min-width="2.421cm"/>
    </style:style>
    <style:style style:name="gr5" style:family="graphic" style:parent-style-name="standard">
      <style:graphic-properties svg:stroke-color="#000000" svg:stroke-opacity="100%" draw:fill-color="#dddddd" draw:textarea-horizontal-align="justify" draw:textarea-vertical-align="middle" draw:auto-grow-height="false" fo:min-height="1.763cm" fo:min-width="1.759cm"/>
    </style:style>
    <style:style style:name="gr6" style:family="graphic" style:parent-style-name="standard">
      <style:graphic-properties svg:stroke-color="#000000" svg:stroke-opacity="100%" draw:fill-color="#444444" draw:textarea-horizontal-align="justify" draw:textarea-vertical-align="middle" draw:auto-grow-height="false" fo:min-height="1.274cm" fo:min-width="0.516cm"/>
    </style:style>
    <style:style style:name="gr7" style:family="graphic" style:parent-style-name="standard">
      <style:graphic-properties svg:stroke-color="#000000" svg:stroke-opacity="100%" draw:fill-color="#444444" draw:textarea-horizontal-align="justify" draw:textarea-vertical-align="middle" draw:auto-grow-height="false" fo:min-height="2.217cm" fo:min-width="0cm"/>
    </style:style>
    <style:style style:name="gr8" style:family="graphic" style:parent-style-name="standard">
      <style:graphic-properties svg:stroke-color="#000000" svg:stroke-opacity="100%" draw:fill-color="#cccccc" draw:textarea-horizontal-align="justify" draw:textarea-vertical-align="middle" draw:auto-grow-height="false" fo:min-height="2.441cm" fo:min-width="0.01cm"/>
    </style:style>
    <style:style style:name="gr9" style:family="graphic" style:parent-style-name="standard">
      <style:graphic-properties svg:stroke-width="0.282cm" svg:stroke-color="#ffcc00" draw:marker-start-width="0.624cm" draw:marker-end-width="0.624cm" svg:stroke-opacity="100%" draw:fill-color="#ffffff" draw:textarea-horizontal-align="justify" draw:textarea-vertical-align="middle" draw:auto-grow-height="false" fo:min-height="0.095cm" fo:min-width="0cm" fo:padding-top="0.267cm" fo:padding-bottom="0.267cm" fo:padding-left="0.392cm" fo:padding-right="0.392cm"/>
    </style:style>
    <style:style style:name="gr10" style:family="graphic" style:parent-style-name="standard">
      <style:graphic-properties svg:stroke-width="0.106cm" svg:stroke-color="#ffffff" draw:marker-start-width="0.359cm" draw:marker-end-width="0.359cm" svg:stroke-opacity="100%" draw:opacity="0%" draw:opacity-name="" draw:textarea-horizontal-align="justify" draw:textarea-vertical-align="middle" draw:auto-grow-height="false" fo:min-height="1.168cm" fo:min-width="10.697cm" fo:padding-top="0.178cm" fo:padding-bottom="0.178cm" fo:padding-left="0.303cm" fo:padding-right="0.303cm"/>
    </style:style>
    <style:style style:name="gr11" style:family="graphic" style:parent-style-name="standard">
      <style:graphic-properties svg:stroke-width="0.159cm" svg:stroke-color="#ffcc00" draw:marker-start-width="0.438cm" draw:marker-end-width="0.438cm" svg:stroke-opacity="100%" draw:fill-color="#977900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12" style:family="graphic" style:parent-style-name="standard">
      <style:graphic-properties svg:stroke-color="#000000" draw:fill-color="#1c1c1c" draw:textarea-horizontal-align="justify" draw:textarea-vertical-align="middle" draw:auto-grow-height="false" fo:min-height="3.56cm" fo:min-width="17.153cm"/>
    </style:style>
    <style:style style:name="gr13" style:family="graphic" style:parent-style-name="standard">
      <style:graphic-properties svg:stroke-color="#193300" draw:fill-color="#009900" draw:textarea-horizontal-align="justify" draw:textarea-vertical-align="middle" draw:auto-grow-height="false" fo:min-height="2.925cm" fo:min-width="1.913cm"/>
    </style:style>
    <style:style style:name="gr14" style:family="graphic" style:parent-style-name="standard">
      <style:graphic-properties svg:stroke-width="0cm" draw:fill-color="#cccccc" draw:textarea-horizontal-align="justify" draw:textarea-vertical-align="middle" draw:auto-grow-height="false" fo:min-height="0.379cm" fo:min-width="0.129cm"/>
    </style:style>
    <style:style style:name="gr15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.13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79cm" fo:min-width="0.129cm"/>
    </style:style>
    <style:style style:name="gr17" style:family="graphic" style:parent-style-name="standard">
      <style:graphic-properties svg:stroke-width="0cm" draw:fill-color="#cccccc" draw:textarea-horizontal-align="justify" draw:textarea-vertical-align="middle" draw:auto-grow-height="false" fo:min-height="0.639cm" fo:min-width="0.389cm"/>
    </style:style>
    <style:style style:name="gr18" style:family="graphic" style:parent-style-name="standard">
      <style:graphic-properties draw:textarea-horizontal-align="justify" draw:textarea-vertical-align="middle" draw:auto-grow-height="false" fo:min-height="3.306cm" fo:min-width="4.199cm"/>
    </style:style>
    <style:style style:name="gr19" style:family="graphic" style:parent-style-name="standard">
      <style:graphic-properties svg:stroke-color="#ff6666" draw:fill-color="#ff0000" draw:textarea-horizontal-align="justify" draw:textarea-vertical-align="middle" draw:auto-grow-height="false" fo:min-height="0.323cm" fo:min-width="0.708cm"/>
    </style:style>
    <style:style style:name="gr20" style:family="graphic" style:parent-style-name="standard">
      <style:graphic-properties svg:stroke-width="0cm" svg:stroke-opacity="0%" draw:opacity="0%" draw:textarea-horizontal-align="justify" draw:textarea-vertical-align="middle" draw:auto-grow-height="false" fo:min-height="0.385cm" fo:min-width="0.262cm"/>
    </style:style>
    <style:style style:name="gr21" style:family="graphic" style:parent-style-name="standard">
      <style:graphic-properties svg:stroke-width="0.159cm" svg:stroke-color="#ff3333" draw:marker-start-width="0.438cm" draw:marker-end-width="0.438cm" draw:textarea-vertical-align="middle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666666" draw:marker-start-width="0.438cm" draw:marker-end-width="0.438cm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P1" style:family="paragraph">
      <loext:graphic-properties draw:fill-color="#3f9701"/>
      <style:paragraph-properties fo:text-align="center"/>
    </style:style>
    <style:style style:name="P2" style:family="paragraph">
      <loext:graphic-properties draw:fill-color="#444444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977900"/>
      <style:paragraph-properties fo:text-align="center"/>
    </style:style>
    <style:style style:name="P8" style:family="paragraph">
      <loext:graphic-properties draw:fill-color="#1c1c1c"/>
      <style:paragraph-properties fo:text-align="center"/>
    </style:style>
    <style:style style:name="P9" style:family="paragraph">
      <loext:graphic-properties draw:fill-color="#009900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4.478cm" svg:height="5.715cm" svg:x="2.892cm" svg:y="2.0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.54cm" svg:height="2.413cm" svg:x="10.385cm" svg:y="3.0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943cm" svg:height="1.016cm" svg:x="4.797cm" svg:y="1.7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943cm" svg:height="1.016cm" svg:x="7.172cm" svg:y="1.7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921cm" svg:height="1.651cm" svg:x="13.052cm" svg:y="1.6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259cm" svg:height="2.013cm" svg:x="14.957cm" svg:y="3.8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6cm" svg:height="1.524cm" svg:x="16.735cm" svg:y="4.04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407cm" svg:height="2.467cm" svg:x="2.765cm" svg:y="3.6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51cm" svg:height="2.691cm" svg:x="3.172cm" svg:y="3.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0.889cm" svg:height="0.889cm" svg:x="3.4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89cm" svg:height="0.889cm" svg:x="3.4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89cm" svg:height="0.889cm" svg:x="16.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889cm" svg:height="0.889cm" svg:x="16.1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11.303cm" svg:height="1.524cm" svg:x="4.543cm" svg:y="5.95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355cm" svg:height="0.337cm" svg:x="7.503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4.722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5.278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5cm" svg:height="0.337cm" svg:x="5.835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6.39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6.946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8.059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8.615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5cm" svg:height="0.337cm" svg:x="9.171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9.727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3.064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0.283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5cm" svg:height="0.337cm" svg:x="10.84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1.395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1.951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5cm" svg:height="0.337cm" svg:x="12.508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3.62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5cm" svg:height="0.337cm" svg:x="14.176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4.732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5.288cm" svg:y="6.1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7" draw:layer="layout" svg:width="0.355cm" svg:height="0.337cm" svg:x="7.516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4.735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5.291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5cm" svg:height="0.337cm" svg:x="5.848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6.403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6.959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8.072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8.628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5cm" svg:height="0.337cm" svg:x="9.184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9.74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3.077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0.296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5cm" svg:height="0.337cm" svg:x="10.853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1.408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1.964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5cm" svg:height="0.337cm" svg:x="12.521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3.633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5cm" svg:height="0.337cm" svg:x="14.189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4.745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56cm" svg:height="0.337cm" svg:x="15.301cm" svg:y="6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8" draw:layer="layout" svg:width="17.653cm" svg:height="3.81cm" draw:transform="rotate (-1.5707963267949) translate (13.7cm 9.8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2.413cm" svg:height="3.175cm" draw:transform="rotate (-1.5707963267949) translate (13.319cm 11.16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0.889cm" svg:height="0.889cm" draw:transform="rotate (-1.5707963267949) translate (13.192cm 11.2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635cm" svg:height="0.127cm" draw:transform="rotate (-1.5707963267949) translate (12.811cm 11.41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0.889cm" svg:height="0.889cm" draw:transform="rotate (-1.5707963267949) translate (12.176cm 11.2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635cm" svg:height="0.127cm" draw:transform="rotate (-1.5707963267949) translate (11.795cm 11.41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0.889cm" svg:height="0.889cm" draw:transform="rotate (-1.5707963267949) translate (13.192cm 11.2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635cm" svg:height="0.127cm" draw:transform="rotate (-1.5707963267949) translate (12.811cm 11.41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0.889cm" svg:height="0.889cm" draw:transform="rotate (-1.5707963267949) translate (11.16cm 11.2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0.635cm" svg:height="0.127cm" draw:transform="rotate (-1.5707963267949) translate (10.779cm 11.414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0.889cm" svg:height="0.889cm" draw:transform="rotate (-1.5707963267949) translate (13.609cm 9.9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89cm" svg:height="0.889cm" draw:transform="rotate (-1.5707963267949) translate (10.879cm 9.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89cm" svg:height="0.889cm" draw:transform="rotate (-1.5707963267949) translate (13.597cm 26.5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89cm" svg:height="0.889cm" draw:transform="rotate (-1.5707963267949) translate (10.867cm 26.5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layout" svg:width="2.413cm" svg:height="3.175cm" draw:transform="rotate (1.5707963267949) translate (10.17cm 26.146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4" draw:layer="layout" svg:width="0.889cm" svg:height="0.889cm" draw:transform="rotate (1.5707963267949) translate (11.313cm 26.019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5" draw:text-style-name="P10" draw:layer="layout" svg:width="0.635cm" svg:height="0.127cm" draw:transform="rotate (1.5707963267949) translate (11.694cm 25.89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4" draw:layer="layout" svg:width="0.889cm" svg:height="0.889cm" draw:transform="rotate (1.5707963267949) translate (12.329cm 26.019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5" draw:text-style-name="P10" draw:layer="layout" svg:width="0.635cm" svg:height="0.127cm" draw:transform="rotate (1.5707963267949) translate (12.71cm 25.89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4" draw:layer="layout" svg:width="0.889cm" svg:height="0.889cm" draw:transform="rotate (1.5707963267949) translate (10.297cm 26.019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5" draw:text-style-name="P10" draw:layer="layout" svg:width="0.635cm" svg:height="0.127cm" draw:transform="rotate (1.5707963267949) translate (10.678cm 25.89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1" draw:layer="layout" svg:width="4.699cm" svg:height="3.556cm" draw:transform="rotate (-1.5707963267949) translate (13.581cm 18.68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1.27cm" svg:height="0.635cm" draw:transform="rotate (-1.5707963267949) translate (10.906cm 13.95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0" draw:text-style-name="P13" xml:id="id1" draw:id="id1" draw:layer="layout" svg:width="0.762cm" svg:height="0.635cm" svg:x="12.34cm" svg:y="11.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2" draw:id="id2" draw:layer="layout" svg:width="0.762cm" svg:height="0.635cm" svg:x="15.097cm" svg:y="5.653cm">
          <text:p/>
          <draw:enhanced-geometry svg:viewBox="0 0 21600 21600" draw:type="rectangle" draw:enhanced-path="M 0 0 L 21600 0 21600 21600 0 21600 0 0 Z N"/>
        </draw:custom-shape>
        <draw:connector draw:style-name="gr21" draw:text-style-name="P11" draw:layer="layout" svg:x1="12.721cm" svg:y1="11.16cm" svg:x2="15.478cm" svg:y2="6.288cm" draw:start-shape="id1" draw:start-glue-point="0" draw:end-shape="id2" draw:end-glue-point="2" svg:d="M12721 11160v-2437h2757v-2435" svg:viewBox="0 0 2758 4873">
          <text:p/>
        </draw:connector>
        <draw:custom-shape draw:style-name="gr20" draw:text-style-name="P13" xml:id="id5" draw:id="id5" draw:layer="layout" svg:width="0.762cm" svg:height="0.635cm" svg:x="11.314cm" svg:y="11.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3" draw:id="id3" draw:layer="layout" svg:width="0.762cm" svg:height="0.635cm" svg:x="10.398cm" svg:y="11.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4" draw:id="id4" draw:layer="layout" svg:width="0.762cm" svg:height="0.635cm" svg:x="13.954cm" svg:y="6.3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6" draw:id="id6" draw:layer="layout" svg:width="0.762cm" svg:height="0.635cm" svg:x="12.311cm" svg:y="5.699cm">
          <text:p/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10.779cm" svg:y1="11.16cm" svg:x2="14.335cm" svg:y2="6.996cm" draw:start-shape="id3" draw:start-glue-point="0" draw:end-shape="id4" draw:end-glue-point="2" svg:d="M10779 11160v-2083h3556v-2081" svg:viewBox="0 0 3557 4165">
          <text:p/>
        </draw:connector>
        <draw:connector draw:style-name="gr23" draw:text-style-name="P11" draw:layer="layout" draw:line-skew="-0.507cm" svg:x1="11.695cm" svg:y1="11.16cm" svg:x2="12.692cm" svg:y2="6.334cm" draw:start-shape="id5" draw:start-glue-point="0" draw:end-shape="id6" draw:end-glue-point="2" svg:d="M11695 11160v-2921h997v-1905" svg:viewBox="0 0 998 4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4:17:49.047000000</meta:creation-date>
    <dc:date>2018-04-11T14:50:33.622000000</dc:date>
    <meta:editing-duration>PT21M53S</meta:editing-duration>
    <meta:editing-cycles>3</meta:editing-cycles>
    <meta:generator>LibreOffice/5.4.3.2$Windows_X86_64 LibreOffice_project/92a7159f7e4af62137622921e809f8546db437e5</meta:generator>
    <meta:document-statistic meta:object-count="88"/>
  </office:meta>
</office:document-meta>
</file>